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nufacturer Link</text:p>
          </table:table-cell>
          <table:table-cell office:value-type="string" calcext:value-type="string">
            <text:p>Purchase L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JV23</text:p>
          </table:table-cell>
          <table:table-cell office:value-type="string" calcext:value-type="string">
            <text:p>Solenoid fluid valve</text:p>
          </table:table-cell>
          <table:table-cell office:value-type="string" calcext:value-type="string">
            <text:p>2.95$</text:p>
          </table:table-cell>
          <table:table-cell office:value-type="string" calcext:value-type="string">
            <text:p><text:a xlink:href="http://www.conjoin.com.cn/products.php?l=5" xlink:type="simple">http://www.conjoin.com.cn/products.php?l=5</text:a></text:p>
          </table:table-cell>
          <table:table-cell office:value-type="string" calcext:value-type="string">
            <text:p><text:a xlink:href="http://www.mpja.com/Solenoid-Valve-Normally-Closed-12VDC-Used/productinfo/33957+HD" xlink:type="simple">http://www.mpja.com/Solenoid-Valve-Normally-Closed-12VDC-Used/productinfo/33957+HD</text:a></text:p>
          </table:table-cell>
          <table:table-cell office:value-type="string" calcext:value-type="string">
            <text:p><text:a xlink:href="https://www.aliexpress.com/item/Mini-Micro-DC12V-Electric-Solenoid-Valve-Gas-Air-Water-Normally-Closed-OD-5mm-Plastic/32736292994.html" xlink:type="simple">https://www.aliexpress.com/item/Mini-Micro-DC12V-Electric-Solenoid-Valve-Gas-Air-Water-Normally-Closed-OD-5mm-Plastic/32736292994.html</text:a></text:p>
          </table:table-cell>
          <table:table-cell office:value-type="string" calcext:value-type="string">
            <text:p><text:a xlink:href="https://www.aliexpress.com/item/DC-12V-Normally-Closed-Type-Electronic-Control-Solenoid-Discouraged-Air-Valve-328-313/32856372733.html?ws_ab_test=searchweb0_0,searchweb201602_4_10152_10151_10065_10344_10130_10068_10324_10342_10547_10325_10546_10343_10340_10548_10341_10698_10545_10697_10696_10084_10083_10618_10307_10059_10534_308_100031_10103_441_10624_10623_10622_10621_10620,searchweb201603_28,ppcSwitch_3&amp;algo_expid=829d18c2-c63a-480d-b8aa-af2f3d283484-22&amp;algo_pvid=829d18c2-c63a-480d-b8aa-af2f3d283484&amp;priceBeautifyAB=0" xlink:type="simple">https://www.aliexpress.com/item/DC-12V-Normally-Closed-Type-Electronic-Control-Solenoid-Discouraged-Air-Valve-328-313/32856372733.html?ws_ab_test=searchweb0_0,searchweb201602_4_10152_10151_10065_10344_10130_10068_10324_10342_10547_10325_10546_10343_10340_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SMPP03</text:p>
          </table:table-cell>
          <table:table-cell office:value-type="string" calcext:value-type="string">
            <text:p>Air pressure sensor</text:p>
          </table:table-cell>
          <table:table-cell office:value-type="string" calcext:value-type="string">
            <text:p>7$</text:p>
          </table:table-cell>
          <table:table-cell/>
          <table:table-cell office:value-type="string" calcext:value-type="string">
            <text:p><text:a xlink:href="https://www.digikey.com/product-detail/en/omron-electronics-inc-emc-div/2SMPP03/Z3639-ND/3671590" xlink:type="simple">https://www.digikey.com/product-detail/en/omron-electronics-inc-emc-div/2SMPP03/Z3639-ND/367159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yima pump</text:p>
          </table:table-cell>
          <table:table-cell table:number-columns-repeated="2"/>
          <table:table-cell office:value-type="string" calcext:value-type="string">
            <text:p><text:a xlink:href="https://www.amazon.com/Aiyima-Vacuum-Medical-Negative-Pressure/dp/B01IHPZ1WG/ref=sr_1_12?ie=UTF8&amp;qid=1523669368&amp;sr=8-12&amp;keywords=Aiyima" xlink:type="simple">https://www.amazon.com/Aiyima-Vacuum-Medical-Negative-Pressure/dp/B01IHPZ1WG/ref=sr_1_12?ie=UTF8&amp;qid=1523669368&amp;sr=8-12&amp;keywords=Aiyima</text:a></text:p>
          </table:table-cell>
          <table:table-cell office:value-type="string" calcext:value-type="string">
            <text:p><text:a xlink:href="https://www.amazon.com/Aiyima-Vacuum-Medical-Negative-Pressure/dp/B01IHPZ1WG/ref=sr_1_12?ie=UTF8&amp;qid=1523669368&amp;sr=8-12&amp;keywords=Aiyima" xlink:type="simple">https://www.amazon.com/Aiyima-Vacuum-Medical-Negative-Pressure/dp/B01IHPZ1WG/ref=sr_1_12?ie=UTF8&amp;qid=1523669368&amp;sr=8-12&amp;keywords=Aiyima</text:a></text:p>
          </table:table-cell>
          <table:table-cell table:number-columns-repeated="1019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21:14:50.831577822</meta:creation-date>
    <dc:date>2018-04-13T21:31:16.328396382</dc:date>
    <meta:editing-duration>PT16M25S</meta:editing-duration>
    <meta:editing-cycles>2</meta:editing-cycles>
    <meta:generator>LibreOffice/5.1.6.2$Linux_X86_64 LibreOffice_project/10m0$Build-2</meta:generator>
    <meta:document-statistic meta:table-count="1" meta:cell-count="19" meta:object-count="0"/>
  </office:meta>
</office:document-meta>
</file>